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61cdf"/>
    </style:style>
    <style:style style:name="P2" style:family="paragraph" style:parent-style-name="Text_20_body">
      <style:text-properties officeooo:paragraph-rsid="00043528"/>
    </style:style>
    <style:style style:name="P3" style:family="paragraph" style:parent-style-name="Heading_20_3">
      <style:text-properties style:font-name="Liberation Serif" fo:font-size="14pt" fo:font-weight="bold" officeooo:rsid="000a6f0d" officeooo:paragraph-rsid="000a6f0d" style:font-name-asian="Noto Serif CJK SC" style:font-size-asian="14pt" style:font-weight-asian="bold" style:font-name-complex="Lohit Devanagari" style:font-size-complex="14pt" style:font-weight-complex="bold"/>
    </style:style>
    <style:style style:name="P4" style:family="paragraph" style:parent-style-name="Text_20_body" style:list-style-name="L1">
      <style:text-properties officeooo:paragraph-rsid="00043528"/>
    </style:style>
    <style:style style:name="P5" style:family="paragraph" style:parent-style-name="Text_20_body" style:list-style-name="L1">
      <style:text-properties officeooo:paragraph-rsid="00061cdf"/>
    </style:style>
    <style:style style:name="P6" style:family="paragraph" style:parent-style-name="Text_20_body" style:list-style-name="L1">
      <style:text-properties officeooo:rsid="00043528" officeooo:paragraph-rsid="00043528"/>
    </style:style>
    <style:style style:name="P7" style:family="paragraph" style:parent-style-name="Text_20_body" style:list-style-name="L1">
      <style:text-properties officeooo:rsid="00061cdf" officeooo:paragraph-rsid="00061cdf"/>
    </style:style>
    <style:style style:name="P8" style:family="paragraph" style:parent-style-name="Text_20_body">
      <style:text-properties officeooo:rsid="00076a68" officeooo:paragraph-rsid="00076a68"/>
    </style:style>
    <style:style style:name="P9" style:family="paragraph" style:parent-style-name="Text_20_body">
      <style:text-properties officeooo:rsid="000a578c" officeooo:paragraph-rsid="000a578c"/>
    </style:style>
    <style:style style:name="P10" style:family="paragraph" style:parent-style-name="Text_20_body">
      <style:text-properties officeooo:rsid="000a6f0d" officeooo:paragraph-rsid="000a6f0d"/>
    </style:style>
    <style:style style:name="P11" style:family="paragraph" style:parent-style-name="Text_20_body">
      <style:text-properties officeooo:paragraph-rsid="000a6f0d"/>
    </style:style>
    <style:style style:name="P12" style:family="paragraph" style:parent-style-name="Text_20_body">
      <style:text-properties officeooo:rsid="000bfbd7" officeooo:paragraph-rsid="000bfbd7"/>
    </style:style>
    <style:style style:name="P13" style:family="paragraph" style:parent-style-name="Text_20_body">
      <style:text-properties officeooo:rsid="000d877a" officeooo:paragraph-rsid="000d877a"/>
    </style:style>
    <style:style style:name="P14" style:family="paragraph" style:parent-style-name="Text_20_body">
      <style:text-properties officeooo:paragraph-rsid="000bfbd7"/>
    </style:style>
    <style:style style:name="P15" style:family="paragraph" style:parent-style-name="Text_20_body">
      <style:text-properties officeooo:rsid="000e7db3" officeooo:paragraph-rsid="000e7db3"/>
    </style:style>
    <style:style style:name="P16" style:family="paragraph" style:parent-style-name="Text_20_body">
      <style:text-properties officeooo:rsid="000fe06d" officeooo:paragraph-rsid="000fe06d"/>
    </style:style>
    <style:style style:name="P17" style:family="paragraph" style:parent-style-name="Text_20_body" style:list-style-name="L2">
      <style:text-properties officeooo:rsid="000fe06d" officeooo:paragraph-rsid="000fe06d"/>
    </style:style>
    <style:style style:name="P18" style:family="paragraph" style:parent-style-name="Text_20_body">
      <style:text-properties officeooo:paragraph-rsid="000fe06d"/>
    </style:style>
    <style:style style:name="T1" style:family="text">
      <style:text-properties officeooo:rsid="00043528"/>
    </style:style>
    <style:style style:name="T2" style:family="text">
      <style:text-properties officeooo:rsid="00061cdf"/>
    </style:style>
    <style:style style:name="T3" style:family="text">
      <style:text-properties officeooo:rsid="00076a68"/>
    </style:style>
    <style:style style:name="T4" style:family="text">
      <style:text-properties officeooo:rsid="000a578c"/>
    </style:style>
    <style:style style:name="T5" style:family="text">
      <style:text-properties officeooo:rsid="000a6f0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0a6f0d" style:font-style-asian="italic" style:font-weight-asian="bold" style:font-style-complex="italic" style:font-weight-complex="bold"/>
    </style:style>
    <style:style style:name="T8" style:family="text">
      <style:text-properties fo:font-style="italic" fo:font-weight="bold" officeooo:rsid="000bfbd7" style:font-style-asian="italic" style:font-weight-asian="bold" style:font-style-complex="italic" style:font-weight-complex="bold"/>
    </style:style>
    <style:style style:name="T9" style:family="text">
      <style:text-properties fo:font-style="italic" fo:font-weight="bold" officeooo:rsid="000e7db3" style:font-style-asian="italic" style:font-weight-asian="bold" style:font-style-complex="italic" style:font-weight-complex="bold"/>
    </style:style>
    <style:style style:name="T10" style:family="text">
      <style:text-properties officeooo:rsid="000bfbd7"/>
    </style:style>
    <style:style style:name="T11" style:family="text">
      <style:text-properties officeooo:rsid="000d877a"/>
    </style:style>
    <style:style style:name="T12" style:family="text">
      <style:text-properties officeooo:rsid="000e7db3"/>
    </style:style>
    <style:style style:name="T13" style:family="text">
      <style:text-properties officeooo:rsid="000fe06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Multi-Level Feedback Queue</text:h>
      <text:p text:style-name="Text_20_body">This is the final programming assignment <text:span text:style-name="T4">for CSD 415 Fall 2020</text:span>. You will <text:span text:style-name="T4">implement a simulator for </text:span>a Multi Level Feedback Queue scheduler. </text:p>
      <text:p text:style-name="P1">Processes enter the system at the highest-priority queue, N, and allowed to run for Q time units. When Q is exceeded, the process is moved to the next lower pri<text:span text:style-name="T2">o</text:span>rity queue, N-1, and allowed to run for 2Q time units. </text:p>
      <text:p text:style-name="P1">The time quantum, Q, is the amount of time a process is allowed reside in the run state (i.e., to use the CPU).</text:p>
      <text:p text:style-name="P1">Within <text:span text:style-name="T4">a </text:span>queue, processes are scheduled using the Round Robin algorithm. Processes enter at the back <text:span text:style-name="T4">of the queue</text:span>. <text:span text:style-name="T4">Processes selected to </text:span>run <text:span text:style-name="T4">are </text:span>removed from the <text:span text:style-name="T3">front of the </text:span>queue.</text:p>
      <text:p text:style-name="P2"><text:span text:style-name="T1">You are provided starter code in the form of a zipped netbeans project. The </text:span><text:span text:style-name="T3">files</text:span><text:span text:style-name="T1"> that make up the project are:</text:span></text:p>
      <text:list xml:id="list1621177571" text:style-name="L1">
        <text:list-item>
          <text:p text:style-name="P6">LWTechOS.<text:span text:style-name="T3">java</text:span> – This class contains method main. It is the highest level module in the program. It simulates the part of a kernel that calls the scheduler. </text:p>
        </text:list-item>
        <text:list-item>
          <text:p text:style-name="P4"><text:span text:style-name="T1">P</text:span><text:span text:style-name="T3">cb.java</text:span><text:span text:style-name="T1"> – This class encapsulates a process control block. <text:s/>It includes fields, </text:span><text:span text:style-name="T3">and accessors</text:span><text:span text:style-name="T1"> to </text:span><text:span text:style-name="T3">manage </text:span><text:span text:style-name="T1">process context, previous state, process ID, parent process ID, and child process ID’s.</text:span></text:p>
        </text:list-item>
        <text:list-item>
          <text:p text:style-name="P6"><text:s/>ProcessTable.<text:span text:style-name="T3">java</text:span> – this class is a container class for the PCBs correspond<text:span text:style-name="T3">ing</text:span> to the running processes on a system.</text:p>
        </text:list-item>
        <text:list-item>
          <text:p text:style-name="P6">ProcessTableException.<text:span text:style-name="T3">java</text:span> – this is an exception class for things that might go wrong when instantiating the process table. For one, the table is populated from a json file (e.g. the table might not be found. the contents may be invalid).</text:p>
        </text:list-item>
        <text:list-item>
          <text:p text:style-name="P5"><text:span text:style-name="T1">Scheduler.</text:span><text:span text:style-name="T3">java</text:span><text:span text:style-name="T1"> – </text:span><text:span text:style-name="T2">This class </text:span><text:span text:style-name="T3">abstracts </text:span><text:span text:style-name="T2">the scheduling algorithm. It has entry points for handling the different reasons for interrupting a running process and replacing it with a ready process. Things like:</text:span></text:p>
          <text:list>
            <text:list-item>
              <text:p text:style-name="P7"><text:s/>a new process entering the system</text:p>
            </text:list-item>
            <text:list-item>
              <text:p text:style-name="P7">a process exhausting its time quantum</text:p>
            </text:list-item>
            <text:list-item>
              <text:p text:style-name="P7">a process blocked waiting on I/O</text:p>
            </text:list-item>
            <text:list-item>
              <text:p text:style-name="P7">a process suspended</text:p>
            </text:list-item>
            <text:list-item>
              <text:p text:style-name="P7">a terminated process</text:p>
            </text:list-item>
          </text:list>
        </text:list-item>
        <text:list-item>
          <text:p text:style-name="P7">ptable.json – This file contains data used to initialize PCB’s. When the program starts, it is parsed by the LWTechOS class and used to build the process table. </text:p>
        </text:list-item>
      </text:list>
      <text:p text:style-name="P8">You are free to modify any of the files listed above. However, most if not all of your programming should be limited to Scheduler.java. The main reason is, I will be testing your Scheduler class with my own implementation of the other files. So it is important that you don’t change the existing public interface to the class, Scheduler, and don’t modify Scheduler.toString(). It’s OK to add public methods. <text:soft-page-break/>But the ones provided in the starter code must remain unchanged as I will be testing your scheduler code by calling those methods from my LWTechOS class. </text:p>
      <text:h text:style-name="P3" text:outline-level="3">Processing</text:h>
      <text:p text:style-name="P15">The following is a description of the public methods in Scheduler. </text:p>
      <text:p text:style-name="P9">The <text:span text:style-name="T6">Scheduler</text:span> class implements the queues as a set of private static lists, and a map. <text:s/>In addition there is a private static reference variable to a P<text:span text:style-name="T10">CB</text:span> for the running process. </text:p>
      <text:p text:style-name="P9">The no-arg constructor initializes the Lists and the Map as empty. </text:p>
      <text:p text:style-name="P9"><text:span text:style-name="T6">LWTechOS.main</text:span> places P<text:span text:style-name="T10">CB</text:span>’s into the newProcess list by calling <text:span text:style-name="T6">Scheduler.NewProcess</text:span> once for each process to be placed into the newProcess list. </text:p>
      <text:p text:style-name="P10"><text:span text:style-name="T6">LWTechOS.main</text:span> moves a process from the newProcess queue to the ready queue by calling <text:span text:style-name="T6">Scheduler.ActivateProcess</text:span> with a reference to a PCB as the one and only argument. </text:p>
      <text:p text:style-name="P11"><text:span text:style-name="T7">LWTechOS</text:span><text:span text:style-name="T5"> manages the time quantum. When the time quantum expires, it calls </text:span><text:span text:style-name="T7">Scheduler.Schedule</text:span><text:span text:style-name="T5">, with no arguments. There is no time management in </text:span><text:span text:style-name="T7">Scheduler</text:span><text:span text:style-name="T5">. <text:s/>The method </text:span><text:span text:style-name="T7">Scheduler.Schedule</text:span><text:span text:style-name="T5"> gets called by the class that manages time, </text:span><text:span text:style-name="T7">LWTechOS</text:span><text:span text:style-name="T5">.</text:span></text:p>
      <text:p text:style-name="P12">The method <text:span text:style-name="T6">Scheduler.RequestResource</text:span> takes <text:span text:style-name="T11">a single </text:span>parameter, a resource ID. The resource ID is an Integer. It is used as a key to a HashMap. The value associated with that key is a list of PCB’s. <text:span text:style-name="T11">The running process is moved to the blocked HashMap, and a new process is moved from ready to running.</text:span></text:p>
      <text:p text:style-name="P14"><text:span text:style-name="T10">The method </text:span><text:span text:style-name="T8">Scheduler.ReleaseResource</text:span><text:span text:style-name="T10"> takes a single parameter; the resource ID being released. When a resource becomes available </text:span><text:span text:style-name="T11">for use by</text:span><text:span text:style-name="T10"> other processes, it is “released”. </text:span><text:span text:style-name="T11">If other processes are waiting for the resource, pick one, <text:s/>and place it in the appropriate ready queue.</text:span></text:p>
      <text:p text:style-name="P13"><text:span text:style-name="T6">Suspend</text:span> is called to move a running process to the suspend state (the suspend queue), <text:span text:style-name="T12">and move a process from the ready queue to the running state. </text:span></text:p>
      <text:p text:style-name="P15"><text:span text:style-name="T6">Reactivate</text:span> moves a process from the suspended state to the ready state.</text:p>
      <text:p text:style-name="P15"><text:span text:style-name="T6">Exit</text:span> moves a process from the running state to the terminated state.</text:p>
      <text:h text:style-name="Heading_20_3" text:outline-level="3">Testing</text:h>
      <text:p text:style-name="P18"><text:span text:style-name="T13">Your</text:span><text:span text:style-name="T12"> </text:span><text:span text:style-name="T9">Scheduler</text:span><text:span text:style-name="T12"> class will be tested </text:span><text:span text:style-name="T13">by loading it into a project with my versions of ptable.json and the supporting Java classes:</text:span></text:p>
      <text:list xml:id="list2598130793" text:style-name="L2">
        <text:list-item>
          <text:p text:style-name="P17">LWTechOS.java</text:p>
        </text:list-item>
        <text:list-item>
          <text:p text:style-name="P17">Pcb.java</text:p>
        </text:list-item>
        <text:list-item>
          <text:p text:style-name="P17">ProcessTable.java</text:p>
        </text:list-item>
        <text:list-item>
          <text:p text:style-name="P17">ProcessTableException.java</text:p>
        </text:list-item>
      </text:list>
      <text:p text:style-name="P18"><text:soft-page-break/><text:span text:style-name="T12">A number of ptable.json tables </text:span><text:span text:style-name="T13">providing </text:span><text:span text:style-name="T12">an increasingly complicated mix of processes, and state transitions that should result with all of the processes in the terminated state. The state transitions will be verified </text:span><text:span text:style-name="T13">by inspection of the output from </text:span><text:span text:style-name="T12">calls to </text:span><text:span text:style-name="T9">Scheduler.toString. </text:span></text:p>
      <text:h text:style-name="Heading_20_3" text:outline-level="3"><text:span text:style-name="T12">W</text:span>hat to Hand In</text:h>
      <text:p text:style-name="P16">Submit your version of Scheduler.java through canvas by the due da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0a578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9T19:34:05.549328363</meta:creation-date>
    <dc:date>2020-11-29T21:55:59.449020504</dc:date>
    <meta:editing-duration>PT22M</meta:editing-duration>
    <meta:editing-cycles>4</meta:editing-cycles>
    <meta:generator>LibreOffice/6.4.6.2$Linux_X86_64 LibreOffice_project/40$Build-2</meta:generator>
    <meta:document-statistic meta:table-count="0" meta:image-count="0" meta:object-count="0" meta:page-count="3" meta:paragraph-count="39" meta:word-count="815" meta:character-count="4879" meta:non-whitespace-character-count="4094"/>
  </office:meta>
</office:document-meta>
</file>